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90.14pt"/>
    </style:style>
    <style:style style:name="co3" style:family="table-column">
      <style:table-column-properties fo:break-before="auto" style:column-width="85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Watch to Server</text:p>
          </table:table-cell>
          <table:table-cell office:value-type="string" calcext:value-type="string">
            <text:p>Server to Watch</text:p>
          </table:table-cell>
        </table:table-row>
        <table:table-row table:style-name="ro1">
          <table:table-cell office:value-type="string" calcext:value-type="string">
            <text:p>2G-DevelopingRural</text:p>
          </table:table-cell>
          <table:table-cell office:value-type="float" office:value="2415.36121618234" calcext:value-type="float">
            <text:p>2415.36121618234</text:p>
          </table:table-cell>
          <table:table-cell office:value-type="float" office:value="697.278670692987" calcext:value-type="float">
            <text:p>697.278670692987</text:p>
          </table:table-cell>
        </table:table-row>
        <table:table-row table:style-name="ro1">
          <table:table-cell office:value-type="string" calcext:value-type="string">
            <text:p>2G-DevelopingUrban</text:p>
          </table:table-cell>
          <table:table-cell office:value-type="float" office:value="2388.752555889" calcext:value-type="float">
            <text:p>2388.752555889</text:p>
          </table:table-cell>
          <table:table-cell office:value-type="float" office:value="679.384697598357" calcext:value-type="float">
            <text:p>679.384697598357</text:p>
          </table:table-cell>
        </table:table-row>
        <table:table-row table:style-name="ro1">
          <table:table-cell office:value-type="string" calcext:value-type="string">
            <text:p>3G-Average</text:p>
          </table:table-cell>
          <table:table-cell office:value-type="float" office:value="2374.02451571743" calcext:value-type="float">
            <text:p>2374.02451571743</text:p>
          </table:table-cell>
          <table:table-cell office:value-type="float" office:value="658.023258230486" calcext:value-type="float">
            <text:p>658.023258230486</text:p>
          </table:table-cell>
        </table:table-row>
        <table:table-row table:style-name="ro1">
          <table:table-cell office:value-type="string" calcext:value-type="string">
            <text:p>3G-Good</text:p>
          </table:table-cell>
          <table:table-cell office:value-type="float" office:value="2488.60046706507" calcext:value-type="float">
            <text:p>2488.60046706507</text:p>
          </table:table-cell>
          <table:table-cell office:value-type="float" office:value="709.559067534281" calcext:value-type="float">
            <text:p>709.559067534281</text:p>
          </table:table-cell>
        </table:table-row>
        <table:table-row table:style-name="ro1">
          <table:table-cell office:value-type="string" calcext:value-type="string">
            <text:p>Edge-Average</text:p>
          </table:table-cell>
          <table:table-cell office:value-type="float" office:value="2486.40926453358" calcext:value-type="float">
            <text:p>2486.40926453358</text:p>
          </table:table-cell>
          <table:table-cell office:value-type="float" office:value="715.548307501244" calcext:value-type="float">
            <text:p>715.548307501244</text:p>
          </table:table-cell>
        </table:table-row>
        <table:table-row table:style-name="ro1">
          <table:table-cell office:value-type="string" calcext:value-type="string">
            <text:p>Edge-Good</text:p>
          </table:table-cell>
          <table:table-cell office:value-type="float" office:value="2695.35591115072" calcext:value-type="float">
            <text:p>2695.35591115072</text:p>
          </table:table-cell>
          <table:table-cell office:value-type="float" office:value="716.296210146138" calcext:value-type="float">
            <text:p>716.296210146138</text:p>
          </table:table-cell>
        </table:table-row>
        <table:table-row table:style-name="ro1">
          <table:table-cell office:value-type="string" calcext:value-type="string">
            <text:p>Edge-Lossy</text:p>
          </table:table-cell>
          <table:table-cell office:value-type="float" office:value="2440.8954819955" calcext:value-type="float">
            <text:p>2440.8954819955</text:p>
          </table:table-cell>
          <table:table-cell office:value-type="float" office:value="680.77167256911" calcext:value-type="float">
            <text:p>680.77167256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07:15.556839675</meta:creation-date>
    <dc:date>2019-04-23T14:12:00.885638007</dc:date>
    <meta:editing-duration>PT4M44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